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31bc1f"/>
    </style:style>
    <style:style style:name="P2" style:family="paragraph" style:parent-style-name="Standard">
      <style:text-properties style:font-name="Segoe UI"/>
    </style:style>
    <style:style style:name="P3" style:family="paragraph" style:parent-style-name="Standard">
      <style:text-properties officeooo:paragraph-rsid="0026ca9c"/>
    </style:style>
    <style:style style:name="P4" style:family="paragraph" style:parent-style-name="Standard">
      <style:text-properties officeooo:rsid="0031bc1f" officeooo:paragraph-rsid="0031bc1f"/>
    </style:style>
    <style:style style:name="P5" style:family="paragraph" style:parent-style-name="Standard">
      <style:text-properties officeooo:rsid="00327a33" officeooo:paragraph-rsid="00327a33"/>
    </style:style>
    <style:style style:name="P6" style:family="paragraph" style:parent-style-name="Standard">
      <style:text-properties officeooo:paragraph-rsid="003c7e55"/>
    </style:style>
    <style:style style:name="P7" style:family="paragraph" style:parent-style-name="Standard">
      <style:text-properties officeooo:paragraph-rsid="003f39db"/>
    </style:style>
    <style:style style:name="P8" style:family="paragraph" style:parent-style-name="Standard">
      <style:text-properties officeooo:paragraph-rsid="0043ae6a"/>
    </style:style>
    <style:style style:name="P9" style:family="paragraph" style:parent-style-name="Standard">
      <style:text-properties officeooo:paragraph-rsid="0048276c"/>
    </style:style>
    <style:style style:name="P10" style:family="paragraph" style:parent-style-name="Heading_20_3">
      <style:text-properties officeooo:paragraph-rsid="0031bc1f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style:font-name="Segoe UI" fo:font-style="italic" officeooo:rsid="0038739d" style:font-style-asian="italic" style:font-style-complex="italic"/>
    </style:style>
    <style:style style:name="T5" style:family="text">
      <style:text-properties style:font-name="Segoe UI" officeooo:rsid="00384ae2"/>
    </style:style>
    <style:style style:name="T6" style:family="text">
      <style:text-properties style:font-name="Segoe UI" officeooo:rsid="0038739d"/>
    </style:style>
    <style:style style:name="T7" style:family="text">
      <style:text-properties style:font-name="Segoe UI" officeooo:rsid="003b600f"/>
    </style:style>
    <style:style style:name="T8" style:family="text">
      <style:text-properties style:font-name="Segoe UI" officeooo:rsid="003c7e55"/>
    </style:style>
    <style:style style:name="T9" style:family="text">
      <style:text-properties style:font-name="Segoe UI" officeooo:rsid="0026ca9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96350" style:font-style-asian="italic" style:font-style-complex="italic"/>
    </style:style>
    <style:style style:name="T12" style:family="text">
      <style:text-properties fo:font-style="italic" officeooo:rsid="00257d79" style:font-style-asian="italic" style:font-style-complex="italic"/>
    </style:style>
    <style:style style:name="T13" style:family="text">
      <style:text-properties fo:font-style="italic" officeooo:rsid="0031bc1f" style:font-style-asian="italic" style:font-style-complex="italic"/>
    </style:style>
    <style:style style:name="T14" style:family="text">
      <style:text-properties fo:font-style="italic" officeooo:rsid="0043ae6a" style:font-style-asian="italic" style:font-style-complex="italic"/>
    </style:style>
    <style:style style:name="T15" style:family="text">
      <style:text-properties officeooo:rsid="001e09e9"/>
    </style:style>
    <style:style style:name="T16" style:family="text">
      <style:text-properties officeooo:rsid="001fa336"/>
    </style:style>
    <style:style style:name="T17" style:family="text">
      <style:text-properties officeooo:rsid="0021bbd2"/>
    </style:style>
    <style:style style:name="T18" style:family="text">
      <style:text-properties officeooo:rsid="00257d79"/>
    </style:style>
    <style:style style:name="T19" style:family="text">
      <style:text-properties officeooo:rsid="0026ca9c"/>
    </style:style>
    <style:style style:name="T20" style:family="text">
      <style:text-properties officeooo:rsid="002c6a27"/>
    </style:style>
    <style:style style:name="T21" style:family="text">
      <style:text-properties officeooo:rsid="002e3b45"/>
    </style:style>
    <style:style style:name="T22" style:family="text">
      <style:text-properties officeooo:rsid="0031bc1f"/>
    </style:style>
    <style:style style:name="T23" style:family="text">
      <style:text-properties officeooo:rsid="0042c071"/>
    </style:style>
    <style:style style:name="T24" style:family="text">
      <style:text-properties officeooo:rsid="0044033d"/>
    </style:style>
    <style:style style:name="T25" style:family="text">
      <style:text-properties officeooo:rsid="0046a423"/>
    </style:style>
    <style:style style:name="T26" style:family="text">
      <style:text-properties officeooo:rsid="004827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nts</text:h>
      <text:p text:style-name="Standard">Apostrophic Lab, <text:span text:style-name="T22">2019. </text:span><text:span text:style-name="T13">Komika Display Font</text:span><text:span text:style-name="T22"> (</text:span><text:a xlink:type="simple" xlink:href="http://www.fontspace.com/komika-display-font-f396" text:style-name="Internet_20_link" text:visited-style-name="Visited_20_Internet_20_Link"><text:span text:style-name="T22">www.fontspace.com/komika-display-font-f396</text:span></text:a><text:span text:style-name="T22">). Freeware.</text:span></text:p>
      <text:p text:style-name="Standard"/>
      <text:h text:style-name="Heading_20_3" text:outline-level="3">Models</text:h>
      <text:p text:style-name="P6"><text:span text:style-name="T1">akashdlfps, </text:span><text:span text:style-name="T6">202</text:span><text:span text:style-name="T7">1</text:span><text:span text:style-name="T6">. </text:span><text:span text:style-name="T4">Low Poly Gun (pew pew machine)</text:span><text:span text:style-name="T5">(</text:span><text:a xlink:type="simple" xlink:href="https://www.blendswap.com/blend/28894" text:style-name="Internet_20_link" text:visited-style-name="Visited_20_Internet_20_Link"><text:span text:style-name="T5">https://www.blendswap.com/blend/28894</text:span></text:a><text:span text:style-name="T5">). CC-</text:span><text:span text:style-name="T8">BY</text:span></text:p>
      <text:p text:style-name="P2"/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.</text:span></text:p>
      <text:p text:style-name="Standard">CC <text:span text:style-name="T19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P9">Iliya_Luchkiy, <text:span text:style-name="T26">2017</text:span><text:span text:style-name="T25">. </text:span><text:span text:style-name="T10">Minigun</text:span> <text:span text:style-name="T25">(</text:span><text:a xlink:type="simple" xlink:href="https://sketchfab.com/3d-models/minigun-6f70d536bd404eb8a3c9db54022c85c1" text:style-name="Internet_20_link" text:visited-style-name="Visited_20_Internet_20_Link"><text:span text:style-name="T25">https://sketchfab.com/3d-models/minigun-6f70d536bd404eb8a3c9db54022c85c1</text:span></text:a><text:span text:style-name="T25">).</text:span><text:span text:style-name="T5"> </text:span><text:span text:style-name="T8">CC </text:span><text:span text:style-name="T9">BY</text:span><text:span text:style-name="T8"> 4.0: </text:span><text:a xlink:type="simple" xlink:href="https://creativecommons.org/licenses/by/4.0/" text:style-name="Internet_20_link" text:visited-style-name="Visited_20_Internet_20_Link"><text:span text:style-name="T8">https://creativecommons.org/licenses/by/4.0/</text:span></text:a></text:p>
      <text:p text:style-name="Standard"/>
      <text:p text:style-name="Standard">OfficialZifoduk, <text:span text:style-name="T21">2014. </text:span><text:span text:style-name="T10">FPS Hands Rigged </text:span><text:span text:style-name="T21">(</text:span><text:a xlink:type="simple" xlink:href="https://www.blendswap.com/blend/11725" text:style-name="Internet_20_link" text:visited-style-name="Visited_20_Internet_20_Link"><text:span text:style-name="T21">https://www.blendswap.com/blend/11725</text:span></text:a><text:span text:style-name="T21">). </text:span>CC-BY.</text:p>
      <text:p text:style-name="Standard"/>
      <text:p text:style-name="Standard">KIFIR, <text:span text:style-name="T18">2019. </text:span><text:span text:style-name="T12">Factory Low-Poly</text:span><text:span text:style-name="T18"> (</text:span><text:a xlink:type="simple" xlink:href="https://sketchfab.com/3d-models/factory-low-poly-7d3bc4d7ce6d48d9986a664d48f3cca1" text:style-name="Internet_20_link" text:visited-style-name="Visited_20_Internet_20_Link"><text:span text:style-name="T18">https://sketchfab.com/3d-models/factory-low-poly-7d3bc4d7ce6d48d9986a664d48f3cca1</text:span></text:a><text:span text:style-name="T18">).</text:span></text:p>
      <text:p text:style-name="P3">CC <text:span text:style-name="T19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P3"/>
      <text:h text:style-name="Heading_20_3" text:outline-level="3">Sounds</text:h>
      <text:p text:style-name="P5">glock17_02.wav by gezortenplotz -- https://freesound.org/s/34982/ -- License: Attribution 3.0</text:p>
      <text:p text:style-name="P5"/>
      <text:p text:style-name="P5">Pump Action Shotgun by awrmacd -- https://freesound.org/s/387190/ -- License: Creative Commons 0</text:p>
      <text:p text:style-name="P5"/>
      <text:p text:style-name="P5">Remington.wav by seanmorrissey96 -- https://freesound.org/s/509432/ -- License: Attribution NonCommercial 4.0</text:p>
      <text:p text:style-name="P5"/>
      <text:p text:style-name="P5">Various Man Dying Grunts.mp3 by SnowFightStudios -- https://freesound.org/s/643671/ -- License: Creative Commons 0</text:p>
      <text:p text:style-name="P5"/>
      <text:h text:style-name="P10" text:outline-level="3">Textures</text:h>
      <text:p text:style-name="P1">ambientCG.com, <text:span text:style-name="T15">202</text:span><text:span text:style-name="T17">3</text:span><text:span text:style-name="T15">. </text:span><text:span text:style-name="T10">Concrete 043 B </text:span><text:span text:style-name="T16">(</text:span><text:a xlink:type="simple" xlink:href="https://ambientcg.com/view?id=Concrete043B" text:style-name="Internet_20_link" text:visited-style-name="Visited_20_Internet_20_Link"><text:span text:style-name="T16">https://ambientcg.com/view?id=Concrete043B</text:span></text:a><text:span text:style-name="T16">).</text:span></text:p>
      <text:p text:style-name="P1">Creative Commons CC0 1.0 Universal License.</text:p>
      <text:p text:style-name="P1"/>
      <text:p text:style-name="P1">ambientCG.com, <text:span text:style-name="T15">2022. </text:span><text:span text:style-name="T10">Ground 051 </text:span><text:span text:style-name="T16">(</text:span><text:a xlink:type="simple" xlink:href="https://ambientcg.com/view?id=Ground051" text:style-name="Internet_20_link" text:visited-style-name="Visited_20_Internet_20_Link"><text:span text:style-name="T16">https://ambientcg.com/view?id=Ground051</text:span></text:a><text:span text:style-name="T16">).</text:span></text:p>
      <text:p text:style-name="P1"><text:soft-page-break/>Creative Commons CC0 1.0 Universal License.</text:p>
      <text:p text:style-name="P1"/>
      <text:p text:style-name="P7">ambientCG.com, <text:span text:style-name="T15">20</text:span><text:span text:style-name="T24">19</text:span><text:span text:style-name="T15">. </text:span><text:span text:style-name="T10">Metal 023 </text:span><text:span text:style-name="T16">(</text:span><text:a xlink:type="simple" xlink:href="https://ambientcg.com/view?id=Metal023" text:style-name="Internet_20_link" text:visited-style-name="Visited_20_Internet_20_Link"><text:span text:style-name="T16">https://ambientcg.com/view?id=Metal023</text:span></text:a><text:span text:style-name="T16">).</text:span></text:p>
      <text:p text:style-name="P7">Creative Commons CC0 1.0 Universal License.</text:p>
      <text:p text:style-name="P1"/>
      <text:p text:style-name="P8">ambientCG.com, <text:span text:style-name="T15">202</text:span><text:span text:style-name="T23">2</text:span><text:span text:style-name="T15">. </text:span><text:span text:style-name="T10">Metal 0</text:span><text:span text:style-name="T14">28 </text:span><text:span text:style-name="T16">(</text:span><text:a xlink:type="simple" xlink:href="https://ambientcg.com/view?id=Metal046B" text:style-name="Internet_20_link" text:visited-style-name="Visited_20_Internet_20_Link"><text:span text:style-name="T16">https://ambientcg.com/view?id=Metal046B</text:span></text:a><text:span text:style-name="T16">).</text:span></text:p>
      <text:p text:style-name="P8">Creative Commons CC0 1.0 Universal License.</text:p>
      <text:p text:style-name="P1"/>
      <text:p text:style-name="P1">ambientCG.com, <text:span text:style-name="T20">2020</text:span><text:span text:style-name="T15">. </text:span><text:span text:style-name="T10">Rock 0</text:span><text:span text:style-name="T11">33</text:span><text:span text:style-name="T10"> </text:span><text:span text:style-name="T16">(</text:span><text:a xlink:type="simple" xlink:href="https://ambientcg.com/view?id=Rock033" text:style-name="Internet_20_link" text:visited-style-name="Visited_20_Internet_20_Link"><text:span text:style-name="T16">https://ambientcg.com/view?id=Rock033</text:span></text:a><text:span text:style-name="T16">).</text:span></text:p>
      <text:p text:style-name="P1">Creative Commons CC0 1.0 Universal License.</text:p>
      <text:p text:style-name="P1"/>
      <text:p text:style-name="P1">ambientCG.com, <text:span text:style-name="T15">2022. </text:span><text:span text:style-name="T10">Rock 050 </text:span><text:span text:style-name="T16">(</text:span><text:a xlink:type="simple" xlink:href="https://ambientcg.com/view?id=Rock050" text:style-name="Internet_20_link" text:visited-style-name="Visited_20_Internet_20_Link"><text:span text:style-name="T16">https://ambientcg.com/view?id=Rock050</text:span></text:a><text:span text:style-name="T16">).</text:span></text:p>
      <text:p text:style-name="P1">Creative Commons CC0 1.0 Universal License.</text:p>
      <text:p text:style-name="P3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7-10T08:08:42.045660086</dc:date>
    <meta:editing-duration>PT39M59S</meta:editing-duration>
    <meta:editing-cycles>43</meta:editing-cycles>
    <meta:document-statistic meta:table-count="0" meta:image-count="0" meta:object-count="0" meta:page-count="2" meta:paragraph-count="28" meta:word-count="168" meta:character-count="1934" meta:non-whitespace-character-count="1794"/>
  </office:meta>
</office:document-meta>
</file>